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erimento Capas ej1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Capas ej1'.A2:'Experimento Capas ej1'.A7 'Experimento Capas ej1'.B1:'Experimento Capas ej1'.B1 'Experimento Capas ej1'.B2:'Experimento Capas ej1'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Capas ej1'.A2:'Experimento Capas ej1'.A7 'Experimento Capas ej1'.C1:'Experimento Capas ej1'.C1 'Experimento Capas ej1'.C2:'Experimento Capas ej1'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Capas ej1'.A2:'Experimento Capas ej1'.A7 'Experimento Capas ej1'.D1:'Experimento Capas ej1'.D1 'Experimento Capas ej1'.D2:'Experimento Capas ej1'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1 capa</text:p>
          </table:table-cell>
          <table:table-cell office:value-type="float" office:value="0.122373167166" calcext:value-type="float">
            <text:p>0.1223731672</text:p>
          </table:table-cell>
          <table:table-cell office:value-type="float" office:value="0.310024313978" calcext:value-type="float">
            <text:p>0.310024314</text:p>
          </table:table-cell>
          <table:table-cell office:value-type="float" office:value="81.9105691057" calcext:value-type="float">
            <text:p>81.9105691057</text:p>
          </table:table-cell>
        </table:table-row>
        <table:table-row table:style-name="ro1">
          <table:table-cell table:style-name="ce1" office:value-type="string" calcext:value-type="string">
            <text:p>2 capas</text:p>
          </table:table-cell>
          <table:table-cell office:value-type="float" office:value="0.0155848285233" calcext:value-type="float">
            <text:p>0.0155848285</text:p>
          </table:table-cell>
          <table:table-cell office:value-type="float" office:value="0.1502943868" calcext:value-type="float">
            <text:p>0.1502943868</text:p>
          </table:table-cell>
          <table:table-cell office:value-type="float" office:value="92.4796747967" calcext:value-type="float">
            <text:p>92.4796747967</text:p>
          </table:table-cell>
        </table:table-row>
        <table:table-row table:style-name="ro1">
          <table:table-cell office:value-type="string" calcext:value-type="string">
            <text:p>3 capas</text:p>
          </table:table-cell>
          <table:table-cell office:value-type="float" office:value="0.00655018741316" calcext:value-type="float">
            <text:p>0.0065501874</text:p>
          </table:table-cell>
          <table:table-cell office:value-type="float" office:value="0.203580824791" calcext:value-type="float">
            <text:p>0.2035808248</text:p>
          </table:table-cell>
          <table:table-cell office:value-type="float" office:value="90.4471544715" calcext:value-type="float">
            <text:p>90.4471544715</text:p>
          </table:table-cell>
        </table:table-row>
        <table:table-row table:style-name="ro1">
          <table:table-cell office:value-type="string" calcext:value-type="string">
            <text:p>5 capas</text:p>
          </table:table-cell>
          <table:table-cell office:value-type="float" office:value="0.516789875206" calcext:value-type="float">
            <text:p>0.5167898752</text:p>
          </table:table-cell>
          <table:table-cell office:value-type="float" office:value="0.559124425214" calcext:value-type="float">
            <text:p>0.55912442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 capas</text:p>
          </table:table-cell>
          <table:table-cell office:value-type="float" office:value="0.516789873021" calcext:value-type="float">
            <text:p>0.516789873</text:p>
          </table:table-cell>
          <table:table-cell office:value-type="float" office:value="0.559124416536" calcext:value-type="float">
            <text:p>0.55912441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Experimento Capas ej2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Capas ej2'.A2:'Experimento Capas ej2'.A5 'Experimento Capas ej2'.B1:'Experimento Capas ej2'.B1 'Experimento Capas ej2'.B2:'Experimento Capas ej2'.B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Capas ej2'.A2:'Experimento Capas ej2'.A5 'Experimento Capas ej2'.C1:'Experimento Capas ej2'.C1 'Experimento Capas ej2'.C2:'Experimento Capas ej2'.C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Capas ej2'.A2:'Experimento Capas ej2'.A5 'Experimento Capas ej2'.D1:'Experimento Capas ej2'.D1 'Experimento Capas ej2'.D2:'Experimento Capas ej2'.D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1 capa</text:p>
          </table:table-cell>
          <table:table-cell office:value-type="float" office:value="0.0899198167793" calcext:value-type="float">
            <text:p>0.0899198168</text:p>
          </table:table-cell>
          <table:table-cell office:value-type="float" office:value="0.0848428272753" calcext:value-type="float">
            <text:p>0.08484282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2 capas</text:p>
          </table:table-cell>
          <table:table-cell office:value-type="float" office:value="0.0884837076371" calcext:value-type="float">
            <text:p>0.0884837076</text:p>
          </table:table-cell>
          <table:table-cell office:value-type="float" office:value="0.0846416261475" calcext:value-type="float">
            <text:p>0.08464162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3 capas</text:p>
          </table:table-cell>
          <table:table-cell office:value-type="float" office:value="0.088196604947" calcext:value-type="float">
            <text:p>0.0881966049</text:p>
          </table:table-cell>
          <table:table-cell office:value-type="float" office:value="0.0828831519949" calcext:value-type="float">
            <text:p>0.0828831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 capas</text:p>
          </table:table-cell>
          <table:table-cell office:value-type="float" office:value="0.0940217188983" calcext:value-type="float">
            <text:p>0.0940217189</text:p>
          </table:table-cell>
          <table:table-cell office:value-type="float" office:value="0.090322043808" calcext:value-type="float">
            <text:p>0.0903220438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Experimento Neuronas ej2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Neuronas ej2'.A2:'Experimento Neuronas ej2'.A7 'Experimento Neuronas ej2'.B1:'Experimento Neuronas ej2'.B1 'Experimento Neuronas ej2'.B2:'Experimento Neuronas ej2'.B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Neuronas ej2'.A2:'Experimento Neuronas ej2'.A7 'Experimento Neuronas ej2'.C1:'Experimento Neuronas ej2'.C1 'Experimento Neuronas ej2'.C2:'Experimento Neuronas ej2'.C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Neuronas ej2'.A2:'Experimento Neuronas ej2'.A7 'Experimento Neuronas ej2'.D1:'Experimento Neuronas ej2'.D1 'Experimento Neuronas ej2'.D2:'Experimento Neuronas ej2'.D7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2 Neu</text:p>
          </table:table-cell>
          <table:table-cell office:value-type="float" office:value="0.116019801194" calcext:value-type="float">
            <text:p>0.1160198012</text:p>
          </table:table-cell>
          <table:table-cell office:value-type="float" office:value="0.121368622564" calcext:value-type="float">
            <text:p>0.121368622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5 Neu</text:p>
          </table:table-cell>
          <table:table-cell office:value-type="float" office:value="0.0885145744867" calcext:value-type="float">
            <text:p>0.0885145745</text:p>
          </table:table-cell>
          <table:table-cell office:value-type="float" office:value="0.0945521953907" calcext:value-type="float">
            <text:p>0.0945521954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7 Neu</text:p>
          </table:table-cell>
          <table:table-cell office:value-type="float" office:value="0.0863160101317" calcext:value-type="float">
            <text:p>0.0863160101</text:p>
          </table:table-cell>
          <table:table-cell office:value-type="float" office:value="0.0898091764779" calcext:value-type="float">
            <text:p>0.0898091765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10 Neu</text:p>
          </table:table-cell>
          <table:table-cell office:value-type="float" office:value="0.0905776124546" calcext:value-type="float">
            <text:p>0.0905776125</text:p>
          </table:table-cell>
          <table:table-cell office:value-type="float" office:value="0.0984543799965" calcext:value-type="float">
            <text:p>0.0984543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string" calcext:value-type="string">
            <text:p>15 Neu</text:p>
          </table:table-cell>
          <table:table-cell office:value-type="float" office:value="0.0907251592207" calcext:value-type="float">
            <text:p>0.0907251592</text:p>
          </table:table-cell>
          <table:table-cell office:value-type="float" office:value="0.0977332410847" calcext:value-type="float">
            <text:p>0.0977332411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20 Neu</text:p>
          </table:table-cell>
          <table:table-cell office:value-type="float" office:value="0.0893135333063" calcext:value-type="float">
            <text:p>0.0893135333</text:p>
          </table:table-cell>
          <table:table-cell office:value-type="float" office:value="0.0971714217571" calcext:value-type="float">
            <text:p>0.0971714218</text:p>
          </table:table-cell>
          <table:table-cell office:value-type="float" office:value="69.8" calcext:value-type="float">
            <text:p>69.8</text:p>
          </table:table-cell>
        </table:table-row>
      </table:table>
      <table:table table:name="Experimento Distribucion ej1" table:style-name="ta1">
        <table:shapes>
          <draw:frame draw:z-index="0" draw:style-name="gr1" draw:text-style-name="P1" svg:width="8.6453in" svg:height="3.5453in" svg:x="0.4331in" svg:y="2.6984in">
            <draw:object draw:notify-on-update-of-ranges="'Experimento Distribucion ej1'.G2:'Experimento Distribucion ej1'.G7 'Experimento Distribucion ej1'.H1:'Experimento Distribucion ej1'.H1 'Experimento Distribucion ej1'.H2:'Experimento Distribucion ej1'.H7 'Experimento Distribucion ej1'.I1:'Experimento Distribucion ej1'.I1 'Experimento Distribucion ej1'.I2:'Experimento Distribucion ej1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.6453in" svg:height="3.5453in" svg:x="0.4551in" svg:y="6.4843in">
            <draw:object draw:notify-on-update-of-ranges="'Experimento Distribucion ej1'.G2:'Experimento Distribucion ej1'.G7 'Experimento Distribucion ej1'.H1:'Experimento Distribucion ej1'.H1 'Experimento Distribucion ej1'.L2:'Experimento Distribucion ej1'.L7 'Experimento Distribucion ej1'.I1:'Experimento Distribucion ej1'.I1 'Experimento Distribucion ej1'.M2:'Experimento Distribucion ej1'.M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8.6453in" svg:height="3.5453in" svg:x="0.4768in" svg:y="10.2173in">
            <draw:object draw:notify-on-update-of-ranges="'Experimento Distribucion ej1'.G2:'Experimento Distribucion ej1'.G7 'Experimento Distribucion ej1'.H1:'Experimento Distribucion ej1'.H1 'Experimento Distribucion ej1'.P2:'Experimento Distribucion ej1'.P7 'Experimento Distribucion ej1'.I1:'Experimento Distribucion ej1'.I1 'Experimento Distribucion ej1'.Q2:'Experimento Distribucion ej1'.Q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  <table:table-cell table:number-columns-repeated="3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1 DU</text:p>
          </table:table-cell>
          <table:table-cell office:value-type="float" office:value="0.022420930569" calcext:value-type="float">
            <text:p>0.0224209306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90.7317073171" calcext:value-type="float">
            <text:p>90.7317073171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0.0224209306" calcext:value-type="float">
            <text:p>0.0224209306</text:p>
          </table:table-cell>
          <table:table-cell office:value-type="float" office:value="0.0065738928" calcext:value-type="float">
            <text:p>0.0065738928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0.261993939019" calcext:value-type="float">
            <text:p>0.261993939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90.7317073171" calcext:value-type="float">
            <text:p>90.7317073171</text:p>
          </table:table-cell>
          <table:table-cell office:value-type="float" office:value="91.7073170732" calcext:value-type="float">
            <text:p>91.7073170732</text:p>
          </table:table-cell>
        </table:table-row>
        <table:table-row table:style-name="ro1">
          <table:table-cell office:value-type="string" calcext:value-type="string">
            <text:p>B1 DN</text:p>
          </table:table-cell>
          <table:table-cell office:value-type="float" office:value="0.0065738927697" calcext:value-type="float">
            <text:p>0.0065738928</text:p>
          </table:table-cell>
          <table:table-cell office:value-type="float" office:value="0.261993939019" calcext:value-type="float">
            <text:p>0.261993939</text:p>
          </table:table-cell>
          <table:table-cell office:value-type="float" office:value="91.7073170732" calcext:value-type="float">
            <text:p>91.7073170732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0.0900803126" calcext:value-type="float">
            <text:p>0.0900803126</text:p>
          </table:table-cell>
          <table:table-cell office:value-type="float" office:value="0.1425919959" calcext:value-type="float">
            <text:p>0.1425919959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0.34967335242" calcext:value-type="float">
            <text:p>0.3496733524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85.3658536585" calcext:value-type="float">
            <text:p>85.3658536585</text:p>
          </table:table-cell>
          <table:table-cell office:value-type="float" office:value="81.7073170732" calcext:value-type="float">
            <text:p>81.7073170732</text:p>
          </table:table-cell>
        </table:table-row>
        <table:table-row table:style-name="ro1">
          <table:table-cell office:value-type="string" calcext:value-type="string">
            <text:p>B5 DU</text:p>
          </table:table-cell>
          <table:table-cell office:value-type="float" office:value="0.090080312579" calcext:value-type="float">
            <text:p>0.0900803126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85.3658536585" calcext:value-type="float">
            <text:p>85.3658536585</text:p>
          </table:table-cell>
          <table:table-cell table:number-columns-repeated="2"/>
          <table:table-cell office:value-type="string" calcext:value-type="string">
            <text:p>B10</text:p>
          </table:table-cell>
          <table:table-cell office:value-type="float" office:value="0.1060877264" calcext:value-type="float">
            <text:p>0.1060877264</text:p>
          </table:table-cell>
          <table:table-cell office:value-type="float" office:value="0.151649497" calcext:value-type="float">
            <text:p>0.151649497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0.32714245743" calcext:value-type="float">
            <text:p>0.3271424574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84.3902439024" calcext:value-type="float">
            <text:p>84.3902439024</text:p>
          </table:table-cell>
          <table:table-cell office:value-type="float" office:value="79.0243902439" calcext:value-type="float">
            <text:p>79.0243902439</text:p>
          </table:table-cell>
        </table:table-row>
        <table:table-row table:style-name="ro1">
          <table:table-cell office:value-type="string" calcext:value-type="string">
            <text:p>B5 DN</text:p>
          </table:table-cell>
          <table:table-cell office:value-type="float" office:value="0.142591995934" calcext:value-type="float">
            <text:p>0.1425919959</text:p>
          </table:table-cell>
          <table:table-cell office:value-type="float" office:value="0.34967335242" calcext:value-type="float">
            <text:p>0.3496733524</text:p>
          </table:table-cell>
          <table:table-cell office:value-type="float" office:value="81.7073170732" calcext:value-type="float">
            <text:p>81.7073170732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office:value-type="float" office:value="0.7729258838" calcext:value-type="float">
            <text:p>0.7729258838</text:p>
          </table:table-cell>
          <table:table-cell office:value-type="float" office:value="0.4931772293" calcext:value-type="float">
            <text:p>0.493177229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0.541052210394" calcext:value-type="float">
            <text:p>0.5410522104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49.512195122" calcext:value-type="float">
            <text:p>49.512195122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 DU</text:p>
          </table:table-cell>
          <table:table-cell office:value-type="float" office:value="0.106087726408" calcext:value-type="float">
            <text:p>0.1060877264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84.3902439024" calcext:value-type="float">
            <text:p>84.3902439024</text:p>
          </table:table-cell>
          <table:table-cell table:number-columns-repeated="2"/>
          <table:table-cell office:value-type="string" calcext:value-type="string">
            <text:p>B Mitad</text:p>
          </table:table-cell>
          <table:table-cell office:value-type="float" office:value="0.8722580013" calcext:value-type="float">
            <text:p>0.8722580013</text:p>
          </table:table-cell>
          <table:table-cell office:value-type="float" office:value="0.4898440019" calcext:value-type="float">
            <text:p>0.4898440019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0.525203729052" calcext:value-type="float">
            <text:p>0.5252037291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52.4390243902" calcext:value-type="float">
            <text:p>52.4390243902</text:p>
          </table:table-cell>
          <table:table-cell office:value-type="float" office:value="43.4146341463" calcext:value-type="float">
            <text:p>43.4146341463</text:p>
          </table:table-cell>
        </table:table-row>
        <table:table-row table:style-name="ro1">
          <table:table-cell office:value-type="string" calcext:value-type="string">
            <text:p>B10 DN</text:p>
          </table:table-cell>
          <table:table-cell office:value-type="float" office:value="0.151649496971" calcext:value-type="float">
            <text:p>0.151649497</text:p>
          </table:table-cell>
          <table:table-cell office:value-type="float" office:value="0.32714245743" calcext:value-type="float">
            <text:p>0.3271424574</text:p>
          </table:table-cell>
          <table:table-cell office:value-type="float" office:value="79.0243902439" calcext:value-type="float">
            <text:p>79.0243902439</text:p>
          </table:table-cell>
          <table:table-cell table:number-columns-repeated="2"/>
          <table:table-cell office:value-type="string" calcext:value-type="string">
            <text:p>B Entero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0.491955399953" calcext:value-type="float">
            <text:p>0.4919554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0.525918545812" calcext:value-type="float">
            <text:p>0.5259185458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50.9756097561" calcext:value-type="float">
            <text:p>50.9756097561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0 DU</text:p>
          </table:table-cell>
          <table:table-cell office:value-type="float" office:value="0.772925883798" calcext:value-type="float">
            <text:p>0.7729258838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49.512195122" calcext:value-type="float">
            <text:p>49.512195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00 DN</text:p>
          </table:table-cell>
          <table:table-cell office:value-type="float" office:value="0.493177229299" calcext:value-type="float">
            <text:p>0.4931772293</text:p>
          </table:table-cell>
          <table:table-cell office:value-type="float" office:value="0.541052210394" calcext:value-type="float">
            <text:p>0.5410522104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U</text:p>
          </table:table-cell>
          <table:table-cell office:value-type="float" office:value="0.872258001312" calcext:value-type="float">
            <text:p>0.8722580013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52.4390243902" calcext:value-type="float">
            <text:p>52.43902439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N</text:p>
          </table:table-cell>
          <table:table-cell office:value-type="float" office:value="0.489844001915" calcext:value-type="float">
            <text:p>0.4898440019</text:p>
          </table:table-cell>
          <table:table-cell office:value-type="float" office:value="0.525203729052" calcext:value-type="float">
            <text:p>0.5252037291</text:p>
          </table:table-cell>
          <table:table-cell office:value-type="float" office:value="43.4146341463" calcext:value-type="float">
            <text:p>43.4146341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U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50.9756097561" calcext:value-type="float">
            <text:p>50.97560975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N</text:p>
          </table:table-cell>
          <table:table-cell office:value-type="float" office:value="0.491955399953" calcext:value-type="float">
            <text:p>0.4919554</text:p>
          </table:table-cell>
          <table:table-cell office:value-type="float" office:value="0.525918545812" calcext:value-type="float">
            <text:p>0.5259185458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</table:table>
      <table:table table:name="Experimento Distribucion ej2" table:style-name="ta1">
        <table:shapes>
          <draw:frame draw:z-index="0" draw:style-name="gr1" draw:text-style-name="P1" svg:width="8.6453in" svg:height="3.5453in" svg:x="0.4331in" svg:y="2.6984in">
            <draw:object draw:notify-on-update-of-ranges="'Experimento Distribucion ej2'.G2:'Experimento Distribucion ej2'.G7 'Experimento Distribucion ej2'.H1:'Experimento Distribucion ej2'.H1 'Experimento Distribucion ej2'.H2:'Experimento Distribucion ej2'.H7 'Experimento Distribucion ej2'.I1:'Experimento Distribucion ej2'.I1 'Experimento Distribucion ej2'.I2:'Experimento Distribucion ej2'.I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.6453in" svg:height="3.5453in" svg:x="0.4551in" svg:y="6.4843in">
            <draw:object draw:notify-on-update-of-ranges="'Experimento Distribucion ej2'.G2:'Experimento Distribucion ej2'.G7 'Experimento Distribucion ej2'.H1:'Experimento Distribucion ej2'.H1 'Experimento Distribucion ej2'.L2:'Experimento Distribucion ej2'.L7 'Experimento Distribucion ej2'.I1:'Experimento Distribucion ej2'.I1 'Experimento Distribucion ej2'.M2:'Experimento Distribucion ej2'.M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8.6453in" svg:height="3.5453in" svg:x="0.4768in" svg:y="10.2173in">
            <draw:object draw:notify-on-update-of-ranges="'Experimento Distribucion ej2'.G2:'Experimento Distribucion ej2'.G7 'Experimento Distribucion ej2'.H1:'Experimento Distribucion ej2'.H1 'Experimento Distribucion ej2'.P2:'Experimento Distribucion ej2'.P7 'Experimento Distribucion ej2'.I1:'Experimento Distribucion ej2'.I1 'Experimento Distribucion ej2'.Q2:'Experimento Distribucion ej2'.Q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  <table:table-cell table:number-columns-repeated="3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1 DU</text:p>
          </table:table-cell>
          <table:table-cell office:value-type="float" office:value="0.0898538043049" calcext:value-type="float">
            <text:p>0.0898538043</text:p>
          </table:table-cell>
          <table:table-cell office:value-type="float" office:value="0.143245496262" calcext:value-type="float">
            <text:p>0.1432454963</text:p>
          </table:table-cell>
          <table:table-cell office:value-type="float" office:value="73.6" calcext:value-type="float">
            <text:p>73.6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0.0898538043049" calcext:value-type="float">
            <text:p>0.0898538043</text:p>
          </table:table-cell>
          <table:table-cell office:value-type="float" office:value="0.0915022624353" calcext:value-type="float">
            <text:p>0.0915022624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.143245496262" calcext:value-type="float">
            <text:p>0.1432454963</text:p>
          </table:table-cell>
          <table:table-cell office:value-type="float" office:value="0.14577105414" calcext:value-type="float">
            <text:p>0.1457710541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73.6" calcext:value-type="float">
            <text:p>73.6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B1 DN</text:p>
          </table:table-cell>
          <table:table-cell office:value-type="float" office:value="0.0915022624353" calcext:value-type="float">
            <text:p>0.0915022624</text:p>
          </table:table-cell>
          <table:table-cell office:value-type="float" office:value="0.14577105414" calcext:value-type="float">
            <text:p>0.1457710541</text:p>
          </table:table-cell>
          <table:table-cell office:value-type="float" office:value="72.4" calcext:value-type="float">
            <text:p>72.4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0.103108417941" calcext:value-type="float">
            <text:p>0.1031084179</text:p>
          </table:table-cell>
          <table:table-cell office:value-type="float" office:value="0.104548264239" calcext:value-type="float">
            <text:p>0.1045482642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0.15324619577" calcext:value-type="float">
            <text:p>0.1532461958</text:p>
          </table:table-cell>
          <table:table-cell office:value-type="float" office:value="0.156541886447" calcext:value-type="float">
            <text:p>0.1565418864</text:p>
          </table:table-cell>
          <table:table-cell/>
          <table:table-cell office:value-type="string" calcext:value-type="string">
            <text:p>B5</text:p>
          </table:table-cell>
          <table:table-cell table:number-columns-repeated="2"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B5 DU</text:p>
          </table:table-cell>
          <table:table-cell office:value-type="float" office:value="0.103108417941" calcext:value-type="float">
            <text:p>0.1031084179</text:p>
          </table:table-cell>
          <table:table-cell office:value-type="float" office:value="0.15324619577" calcext:value-type="float">
            <text:p>0.1532461958</text:p>
          </table:table-cell>
          <table:table-cell office:value-type="float" office:value="62.2" calcext:value-type="float">
            <text:p>62.2</text:p>
          </table:table-cell>
          <table:table-cell table:number-columns-repeated="2"/>
          <table:table-cell office:value-type="string" calcext:value-type="string">
            <text:p>B10</text:p>
          </table:table-cell>
          <table:table-cell office:value-type="float" office:value="0.115658248302" calcext:value-type="float">
            <text:p>0.1156582483</text:p>
          </table:table-cell>
          <table:table-cell office:value-type="float" office:value="0.112195638525" calcext:value-type="float">
            <text:p>0.1121956385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0.161950872159" calcext:value-type="float">
            <text:p>0.1619508722</text:p>
          </table:table-cell>
          <table:table-cell office:value-type="float" office:value="0.163607228281" calcext:value-type="float">
            <text:p>0.1636072283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5 DN</text:p>
          </table:table-cell>
          <table:table-cell office:value-type="float" office:value="0.104548264239" calcext:value-type="float">
            <text:p>0.1045482642</text:p>
          </table:table-cell>
          <table:table-cell office:value-type="float" office:value="0.156541886447" calcext:value-type="float">
            <text:p>0.1565418864</text:p>
          </table:table-cell>
          <table:table-cell office:value-type="float" office:value="62.2" calcext:value-type="float">
            <text:p>62.2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office:value-type="float" office:value="0.142382030362" calcext:value-type="float">
            <text:p>0.1423820304</text:p>
          </table:table-cell>
          <table:table-cell office:value-type="float" office:value="0.13524707815" calcext:value-type="float">
            <text:p>0.1352470782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183496702427" calcext:value-type="float">
            <text:p>0.1834967024</text:p>
          </table:table-cell>
          <table:table-cell office:value-type="float" office:value="0.18418989414" calcext:value-type="float">
            <text:p>0.1841898941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53.6" calcext:value-type="float">
            <text:p>53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B10 DU</text:p>
          </table:table-cell>
          <table:table-cell office:value-type="float" office:value="0.115658248302" calcext:value-type="float">
            <text:p>0.1156582483</text:p>
          </table:table-cell>
          <table:table-cell office:value-type="float" office:value="0.161950872159" calcext:value-type="float">
            <text:p>0.161950872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 Mitad</text:p>
          </table:table-cell>
          <table:table-cell office:value-type="float" office:value="0.143063848076" calcext:value-type="float">
            <text:p>0.1430638481</text:p>
          </table:table-cell>
          <table:table-cell office:value-type="float" office:value="0.138419880381" calcext:value-type="float">
            <text:p>0.1384198804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0.184923878581" calcext:value-type="float">
            <text:p>0.1849238786</text:p>
          </table:table-cell>
          <table:table-cell office:value-type="float" office:value="0.185883417431" calcext:value-type="float">
            <text:p>0.1858834174</text:p>
          </table:table-cell>
          <table:table-cell/>
          <table:table-cell office:value-type="string" calcext:value-type="string">
            <text:p>B Mitad</text:p>
          </table:table-cell>
          <table:table-cell table:number-columns-repeated="2"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B10 DN</text:p>
          </table:table-cell>
          <table:table-cell office:value-type="float" office:value="0.112195638525" calcext:value-type="float">
            <text:p>0.1121956385</text:p>
          </table:table-cell>
          <table:table-cell office:value-type="float" office:value="0.163607228281" calcext:value-type="float">
            <text:p>0.16360722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B Entero</text:p>
          </table:table-cell>
          <table:table-cell office:value-type="float" office:value="0.160568420166" calcext:value-type="float">
            <text:p>0.1605684202</text:p>
          </table:table-cell>
          <table:table-cell office:value-type="float" office:value="0.151506909571" calcext:value-type="float">
            <text:p>0.1515069096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0.198679603346" calcext:value-type="float">
            <text:p>0.1986796033</text:p>
          </table:table-cell>
          <table:table-cell office:value-type="float" office:value="0.191337696759" calcext:value-type="float">
            <text:p>0.1913376968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46.8" calcext:value-type="float">
            <text:p>46.8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B100 DU</text:p>
          </table:table-cell>
          <table:table-cell office:value-type="float" office:value="0.142382030362" calcext:value-type="float">
            <text:p>0.1423820304</text:p>
          </table:table-cell>
          <table:table-cell office:value-type="float" office:value="0.183496702427" calcext:value-type="float">
            <text:p>0.1834967024</text:p>
          </table:table-cell>
          <table:table-cell office:value-type="float" office:value="53.6" calcext:value-type="float">
            <text:p>5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00 DN</text:p>
          </table:table-cell>
          <table:table-cell office:value-type="float" office:value="0.13524707815" calcext:value-type="float">
            <text:p>0.1352470782</text:p>
          </table:table-cell>
          <table:table-cell office:value-type="float" office:value="0.18418989414" calcext:value-type="float">
            <text:p>0.1841898941</text:p>
          </table:table-cell>
          <table:table-cell office:value-type="float" office:value="57.6" calcext:value-type="float">
            <text:p>5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U</text:p>
          </table:table-cell>
          <table:table-cell office:value-type="float" office:value="0.143063848076" calcext:value-type="float">
            <text:p>0.1430638481</text:p>
          </table:table-cell>
          <table:table-cell office:value-type="float" office:value="0.184923878581" calcext:value-type="float">
            <text:p>0.1849238786</text:p>
          </table:table-cell>
          <table:table-cell office:value-type="float" office:value="52.6" calcext:value-type="float">
            <text:p>5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N</text:p>
          </table:table-cell>
          <table:table-cell office:value-type="float" office:value="0.138419880381" calcext:value-type="float">
            <text:p>0.1384198804</text:p>
          </table:table-cell>
          <table:table-cell office:value-type="float" office:value="0.185883417431" calcext:value-type="float">
            <text:p>0.1858834174</text:p>
          </table:table-cell>
          <table:table-cell office:value-type="float" office:value="52.6" calcext:value-type="float">
            <text:p>5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U</text:p>
          </table:table-cell>
          <table:table-cell office:value-type="float" office:value="0.160568420166" calcext:value-type="float">
            <text:p>0.1605684202</text:p>
          </table:table-cell>
          <table:table-cell office:value-type="float" office:value="0.198679603346" calcext:value-type="float">
            <text:p>0.1986796033</text:p>
          </table:table-cell>
          <table:table-cell office:value-type="float" office:value="46.8" calcext:value-type="float">
            <text:p>4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N</text:p>
          </table:table-cell>
          <table:table-cell office:value-type="float" office:value="0.151506909571" calcext:value-type="float">
            <text:p>0.1515069096</text:p>
          </table:table-cell>
          <table:table-cell office:value-type="float" office:value="0.191337696759" calcext:value-type="float">
            <text:p>0.1913376968</text:p>
          </table:table-cell>
          <table:table-cell office:value-type="float" office:value="56.6" calcext:value-type="float">
            <text:p>56.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8:05:13.172763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2:01:56.212519165</dc:date>
    <meta:generator>LibreOffice/4.2.8.2$Linux_X86_64 LibreOffice_project/420m0$Build-2</meta:generator>
    <meta:editing-duration>PT2H41M37S</meta:editing-duration>
    <meta:editing-cycles>6</meta:editing-cycles>
    <meta:document-statistic meta:table-count="5" meta:cell-count="29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Capas ej1'.A1:'Experimento Capas ej1'.B7" chart:data-source-has-labels="both" svg:x="0.32cm" svg:y="0.18cm" svg:width="12.913cm" svg:height="8.645cm">
          <chartooo:coordinate-region svg:x="1.047cm" svg:y="0.38cm" svg:width="12.186cm" svg:height="7.798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B2:'Experimento Capas ej1'.B7" chart:label-cell-address="'Experimento Capas ej1'.B1:'Experimento Capas ej1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Capas ej1'.B1:'Experimento Capas ej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0.122373167166">
                <text:p>0.122373167166</text:p>
                <draw:g>
                  <svg:desc>'Experimento Capas ej1'.B2:'Experimento Capas ej1'.B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155848285233">
                <text:p>0.0155848285233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0655018741316">
                <text:p>0.00655018741316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16789875206">
                <text:p>0.516789875206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16789873021">
                <text:p>0.516789873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Capas ej2'.A1:'Experimento Capas ej2'.B5" chart:data-source-has-labels="both" svg:x="0.32cm" svg:y="0.18cm" svg:width="12.913cm" svg:height="8.645cm">
          <chartooo:coordinate-region svg:x="1.232cm" svg:y="0.38cm" svg:width="12.001cm" svg:height="7.798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B2:'Experimento Capas ej2'.B5" chart:label-cell-address="'Experimento Capas ej2'.B1:'Experimento Capas ej2'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Capas ej2'.B1:'Experimento Capas ej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0.0899198167793">
                <text:p>0.0899198167793</text:p>
                <draw:g>
                  <svg:desc>'Experimento Capas ej2'.B2:'Experimento Capas ej2'.B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884837076371">
                <text:p>0.0884837076371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88196604947">
                <text:p>0.088196604947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0940217188983">
                <text:p>0.09402171889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Capas ej2'.A2:'Experimento Capas ej2'.A5 'Experimento Capas ej2'.C1:'Experimento Capas ej2'.C5" chart:data-source-has-labels="both" svg:x="0.319cm" svg:y="0.18cm" svg:width="12.066cm" svg:height="8.646cm">
          <chartooo:coordinate-region svg:x="1.231cm" svg:y="0.38cm" svg:width="11.154cm" svg:height="7.799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C2:'Experimento Capas ej2'.C5" chart:label-cell-address="'Experimento Capas ej2'.C1:'Experimento Capas ej2'.C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Capas ej2'.C1:'Experimento Capas ej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0.0848428272753">
                <text:p>0.0848428272753</text:p>
                <draw:g>
                  <svg:desc>'Experimento Capas ej2'.C2:'Experimento Capas ej2'.C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846416261475">
                <text:p>0.0846416261475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828831519949">
                <text:p>0.0828831519949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090322043808">
                <text:p>0.0903220438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Capas ej2'.A2:'Experimento Capas ej2'.A5 'Experimento Capas ej2'.D1:'Experimento Capas ej2'.D5" chart:data-source-has-labels="both" svg:x="0.32cm" svg:y="0.18cm" svg:width="11.828cm" svg:height="8.646cm">
          <chartooo:coordinate-region svg:x="0.941cm" svg:y="0.379cm" svg:width="11.207cm" svg:height="7.8cm"/>
          <chart:axis chart:dimension="x" chart:name="primary-x" chart:style-name="ch4" chartooo:axis-type="auto">
            <chartooo:date-scale/>
            <chart:categories table:cell-range-address="'Experimento Capas ej2'.A2:'Experimento Capas ej2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2'.D2:'Experimento Capas ej2'.D5" chart:label-cell-address="'Experimento Capas ej2'.D1:'Experimento Capas ej2'.D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Capas ej2'.D1:'Experimento Capas ej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2'.A2:'Experimento Capas ej2'.A5</svg:desc>
                </draw:g>
              </table:table-cell>
              <table:table-cell office:value-type="float" office:value="74">
                <text:p>74</text:p>
                <draw:g>
                  <svg:desc>'Experimento Capas ej2'.D2:'Experimento Capas ej2'.D5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Neuronas ej2'.A1:'Experimento Neuronas ej2'.B7" chart:data-source-has-labels="both" svg:x="0.32cm" svg:y="0.18cm" svg:width="12.913cm" svg:height="8.645cm">
          <chartooo:coordinate-region svg:x="1.232cm" svg:y="0.379cm" svg:width="12.001cm" svg:height="7.799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B2:'Experimento Neuronas ej2'.B7" chart:label-cell-address="'Experimento Neuronas ej2'.B1:'Experimento Neuronas ej2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Neuronas ej2'.B1:'Experimento Neuronas ej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0.116019801194">
                <text:p>0.116019801194</text:p>
                <draw:g>
                  <svg:desc>'Experimento Neuronas ej2'.B2:'Experimento Neuronas ej2'.B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0885145744867">
                <text:p>0.0885145744867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0863160101317">
                <text:p>0.0863160101317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0905776124546">
                <text:p>0.0905776124546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0907251592207">
                <text:p>0.0907251592207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0893135333063">
                <text:p>0.08931353330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Neuronas ej2'.A2:'Experimento Neuronas ej2'.A7 'Experimento Neuronas ej2'.C1:'Experimento Neuronas ej2'.C7" chart:data-source-has-labels="both" svg:x="0.319cm" svg:y="0.18cm" svg:width="12.066cm" svg:height="8.646cm">
          <chartooo:coordinate-region svg:x="1.231cm" svg:y="0.38cm" svg:width="11.154cm" svg:height="7.799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C2:'Experimento Neuronas ej2'.C7" chart:label-cell-address="'Experimento Neuronas ej2'.C1:'Experimento Neuronas ej2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Neuronas ej2'.C1:'Experimento Neuronas ej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0.121368622564">
                <text:p>0.121368622564</text:p>
                <draw:g>
                  <svg:desc>'Experimento Neuronas ej2'.C2:'Experimento Neuronas ej2'.C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0945521953907">
                <text:p>0.0945521953907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0898091764779">
                <text:p>0.0898091764779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0984543799965">
                <text:p>0.0984543799965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0977332410847">
                <text:p>0.0977332410847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0971714217571">
                <text:p>0.097171421757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Neuronas ej2'.A2:'Experimento Neuronas ej2'.A7 'Experimento Neuronas ej2'.D1:'Experimento Neuronas ej2'.D7" chart:data-source-has-labels="both" svg:x="0.32cm" svg:y="0.18cm" svg:width="11.828cm" svg:height="8.646cm">
          <chartooo:coordinate-region svg:x="0.941cm" svg:y="0.379cm" svg:width="11.207cm" svg:height="7.8cm"/>
          <chart:axis chart:dimension="x" chart:name="primary-x" chart:style-name="ch4" chartooo:axis-type="auto">
            <chartooo:date-scale/>
            <chart:categories table:cell-range-address="'Experimento Neuronas ej2'.A2:'Experimento Neuronas ej2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Neuronas ej2'.D2:'Experimento Neuronas ej2'.D7" chart:label-cell-address="'Experimento Neuronas ej2'.D1:'Experimento Neuronas ej2'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Neuronas ej2'.D1:'Experimento Neuronas ej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'Experimento Neuronas ej2'.A2:'Experimento Neuronas ej2'.A7</svg:desc>
                </draw:g>
              </table:table-cell>
              <table:table-cell office:value-type="float" office:value="55.2">
                <text:p>55.2</text:p>
                <draw:g>
                  <svg:desc>'Experimento Neuronas ej2'.D2:'Experimento Neuronas ej2'.D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69.8">
                <text:p>69.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Capas ej1'.A2:'Experimento Capas ej1'.A7 'Experimento Capas ej1'.C1:'Experimento Capas ej1'.C7" chart:data-source-has-labels="both" svg:x="0.319cm" svg:y="0.18cm" svg:width="12.066cm" svg:height="8.646cm">
          <chartooo:coordinate-region svg:x="1.046cm" svg:y="0.38cm" svg:width="11.339cm" svg:height="7.799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C2:'Experimento Capas ej1'.C7" chart:label-cell-address="'Experimento Capas ej1'.C1:'Experimento Capas ej1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Capas ej1'.C1:'Experimento Capas ej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0.310024313978">
                <text:p>0.310024313978</text:p>
                <draw:g>
                  <svg:desc>'Experimento Capas ej1'.C2:'Experimento Capas ej1'.C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1502943868">
                <text:p>0.1502943868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203580824791">
                <text:p>0.203580824791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59124425214">
                <text:p>0.559124425214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59124416536">
                <text:p>0.5591244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Capas ej1'.A2:'Experimento Capas ej1'.A7 'Experimento Capas ej1'.D1:'Experimento Capas ej1'.D7" chart:data-source-has-labels="both" svg:x="0.32cm" svg:y="0.18cm" svg:width="11.828cm" svg:height="8.646cm">
          <chartooo:coordinate-region svg:x="1.127cm" svg:y="0.379cm" svg:width="11.021cm" svg:height="7.8cm"/>
          <chart:axis chart:dimension="x" chart:name="primary-x" chart:style-name="ch4" chartooo:axis-type="auto">
            <chartooo:date-scale/>
            <chart:categories table:cell-range-address="'Experimento Capas ej1'.A2:'Experimento Capas ej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 ej1'.D2:'Experimento Capas ej1'.D7" chart:label-cell-address="'Experimento Capas ej1'.D1:'Experimento Capas ej1'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Capas ej1'.D1:'Experimento Capas ej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 ej1'.A2:'Experimento Capas ej1'.A7</svg:desc>
                </draw:g>
              </table:table-cell>
              <table:table-cell office:value-type="float" office:value="81.9105691057">
                <text:p>81.9105691057</text:p>
                <draw:g>
                  <svg:desc>'Experimento Capas ej1'.D2:'Experimento Capas ej1'.D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92.4796747967">
                <text:p>92.4796747967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90.4471544715">
                <text:p>90.4471544715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ej2'.G1:'Experimento Distribucion ej2'.I7" chart:data-source-has-labels="both" svg:x="0.439cm" svg:y="0.18cm" svg:width="18.951cm" svg:height="8.646cm">
          <chartooo:coordinate-region svg:x="1.351cm" svg:y="0.379cm" svg:width="18.039cm" svg:height="7.8cm"/>
          <chart:axis chart:dimension="x" chart:name="primary-x" chart:style-name="ch4" chartooo:axis-type="auto">
            <chartooo:date-scale/>
            <chart:categories table:cell-range-address="'Experimento Distribucion ej2'.G2:'Experimento Distribucion ej2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2'.H2:'Experimento Distribucion ej2'.H7" chart:label-cell-address="'Experimento Distribucion ej2'.H1:'Experimento Distribucion ej2'.H1" chart:class="chart:bar">
            <chart:data-point chart:repeated="6"/>
          </chart:series>
          <chart:series chart:style-name="ch8" chart:values-cell-range-address="'Experimento Distribucion ej2'.I2:'Experimento Distribucion ej2'.I7" chart:label-cell-address="'Experimento Distribucion ej2'.I1:'Experimento Distribucion ej2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2'.H1:'Experimento Distribucion ej2'.H1</svg:desc>
                </draw:g>
              </table:table-cell>
              <table:table-cell office:value-type="string">
                <text:p>Normal</text:p>
                <draw:g>
                  <svg:desc>'Experimento Distribucion ej2'.I1:'Experimento Distribucion ej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2'.G2:'Experimento Distribucion ej2'.G7</svg:desc>
                </draw:g>
              </table:table-cell>
              <table:table-cell office:value-type="float" office:value="0.0898538043049">
                <text:p>0.0898538043049</text:p>
                <draw:g>
                  <svg:desc>'Experimento Distribucion ej2'.H2:'Experimento Distribucion ej2'.H7</svg:desc>
                </draw:g>
              </table:table-cell>
              <table:table-cell office:value-type="float" office:value="0.0915022624353">
                <text:p>0.0915022624353</text:p>
                <draw:g>
                  <svg:desc>'Experimento Distribucion ej2'.I2:'Experimento Distribucion ej2'.I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103108417941">
                <text:p>0.103108417941</text:p>
              </table:table-cell>
              <table:table-cell office:value-type="float" office:value="0.104548264239">
                <text:p>0.104548264239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115658248302">
                <text:p>0.115658248302</text:p>
              </table:table-cell>
              <table:table-cell office:value-type="float" office:value="0.112195638525">
                <text:p>0.112195638525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142382030362">
                <text:p>0.142382030362</text:p>
              </table:table-cell>
              <table:table-cell office:value-type="float" office:value="0.13524707815">
                <text:p>0.13524707815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0.143063848076">
                <text:p>0.143063848076</text:p>
              </table:table-cell>
              <table:table-cell office:value-type="float" office:value="0.138419880381">
                <text:p>0.138419880381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0.160568420166">
                <text:p>0.160568420166</text:p>
              </table:table-cell>
              <table:table-cell office:value-type="float" office:value="0.151506909571">
                <text:p>0.151506909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 draw:opacity-name="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column-mapping="0" chart:style-name="ch1">
        <chart:legend chart:legend-position="end" svg:x="19.829cm" svg:y="3.955cm" style:legend-expansion="high" chart:style-name="ch2"/>
        <chart:plot-area chart:style-name="ch3" table:cell-range-address="'Experimento Distribucion ej2'.G2:'Experimento Distribucion ej2'.G7 'Experimento Distribucion ej2'.H1:'Experimento Distribucion ej2'.I1 'Experimento Distribucion ej2'.L2:'Experimento Distribucion ej2'.M7" chart:data-source-has-labels="both" svg:x="0.439cm" svg:y="0.18cm" svg:width="18.951cm" svg:height="8.646cm">
          <chartooo:coordinate-region svg:x="1.351cm" svg:y="0.379cm" svg:width="18.039cm" svg:height="7.8cm"/>
          <chart:axis chart:dimension="x" chart:name="primary-x" chart:style-name="ch4" chartooo:axis-type="auto">
            <chartooo:date-scale/>
            <chart:categories table:cell-range-address="'Experimento Distribucion ej2'.G2:'Experimento Distribucion ej2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2'.L2:'Experimento Distribucion ej2'.L7" chart:label-cell-address="'Experimento Distribucion ej2'.H1:'Experimento Distribucion ej2'.H1" chart:class="chart:bar">
            <chart:data-point chart:repeated="6"/>
          </chart:series>
          <chart:series chart:style-name="ch8" chart:values-cell-range-address="'Experimento Distribucion ej2'.M2:'Experimento Distribucion ej2'.M7" chart:label-cell-address="'Experimento Distribucion ej2'.I1:'Experimento Distribucion ej2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2'.H1:'Experimento Distribucion ej2'.H1</svg:desc>
                </draw:g>
              </table:table-cell>
              <table:table-cell office:value-type="string">
                <text:p>Normal</text:p>
                <draw:g>
                  <svg:desc>'Experimento Distribucion ej2'.I1:'Experimento Distribucion ej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2'.G2:'Experimento Distribucion ej2'.G7</svg:desc>
                </draw:g>
              </table:table-cell>
              <table:table-cell office:value-type="float" office:value="0.143245496262">
                <text:p>0.143245496262</text:p>
                <draw:g>
                  <svg:desc>'Experimento Distribucion ej2'.L2:'Experimento Distribucion ej2'.L7</svg:desc>
                </draw:g>
              </table:table-cell>
              <table:table-cell office:value-type="float" office:value="0.14577105414">
                <text:p>0.14577105414</text:p>
                <draw:g>
                  <svg:desc>'Experimento Distribucion ej2'.M2:'Experimento Distribucion ej2'.M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15324619577">
                <text:p>0.15324619577</text:p>
              </table:table-cell>
              <table:table-cell office:value-type="float" office:value="0.156541886447">
                <text:p>0.156541886447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161950872159">
                <text:p>0.161950872159</text:p>
              </table:table-cell>
              <table:table-cell office:value-type="float" office:value="0.163607228281">
                <text:p>0.163607228281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183496702427">
                <text:p>0.183496702427</text:p>
              </table:table-cell>
              <table:table-cell office:value-type="float" office:value="0.18418989414">
                <text:p>0.18418989414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0.184923878581">
                <text:p>0.184923878581</text:p>
              </table:table-cell>
              <table:table-cell office:value-type="float" office:value="0.185883417431">
                <text:p>0.185883417431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0.198679603346">
                <text:p>0.198679603346</text:p>
              </table:table-cell>
              <table:table-cell office:value-type="float" office:value="0.191337696759">
                <text:p>0.191337696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-dash="Fine_20_Dotted" svg:stroke-color="#ffffff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d4814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column-mapping="0" chart:style-name="ch1">
        <chart:legend chart:legend-position="end" svg:x="19.829cm" svg:y="3.955cm" style:legend-expansion="high" chart:style-name="ch2"/>
        <chart:plot-area chart:style-name="ch3" table:cell-range-address="'Experimento Distribucion ej2'.G2:'Experimento Distribucion ej2'.G7 'Experimento Distribucion ej2'.H1:'Experimento Distribucion ej2'.I1 'Experimento Distribucion ej2'.P2:'Experimento Distribucion ej2'.Q7" chart:data-source-has-labels="both" svg:x="0.439cm" svg:y="0.18cm" svg:width="18.951cm" svg:height="8.646cm">
          <chartooo:coordinate-region svg:x="1.06cm" svg:y="0.379cm" svg:width="18.33cm" svg:height="7.8cm"/>
          <chart:axis chart:dimension="x" chart:name="primary-x" chart:style-name="ch4" chartooo:axis-type="auto">
            <chartooo:date-scale/>
            <chart:categories table:cell-range-address="'Experimento Distribucion ej2'.G2:'Experimento Distribucion ej2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2'.P2:'Experimento Distribucion ej2'.P7" chart:label-cell-address="'Experimento Distribucion ej2'.H1:'Experimento Distribucion ej2'.H1" chart:class="chart:bar">
            <chart:data-point chart:repeated="6"/>
          </chart:series>
          <chart:series chart:style-name="ch8" chart:values-cell-range-address="'Experimento Distribucion ej2'.Q2:'Experimento Distribucion ej2'.Q7" chart:label-cell-address="'Experimento Distribucion ej2'.I1:'Experimento Distribucion ej2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2'.H1:'Experimento Distribucion ej2'.H1</svg:desc>
                </draw:g>
              </table:table-cell>
              <table:table-cell office:value-type="string">
                <text:p>Normal</text:p>
                <draw:g>
                  <svg:desc>'Experimento Distribucion ej2'.I1:'Experimento Distribucion ej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2'.G2:'Experimento Distribucion ej2'.G7</svg:desc>
                </draw:g>
              </table:table-cell>
              <table:table-cell office:value-type="float" office:value="73.6">
                <text:p>73.6</text:p>
                <draw:g>
                  <svg:desc>'Experimento Distribucion ej2'.P2:'Experimento Distribucion ej2'.P7</svg:desc>
                </draw:g>
              </table:table-cell>
              <table:table-cell office:value-type="float" office:value="72.4">
                <text:p>72.4</text:p>
                <draw:g>
                  <svg:desc>'Experimento Distribucion ej2'.Q2:'Experimento Distribucion ej2'.Q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62.2">
                <text:p>62.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53.6">
                <text:p>53.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52.6">
                <text:p>52.6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46.8">
                <text:p>46.8</text:p>
              </table:table-cell>
              <table:table-cell office:value-type="float" office:value="56.6">
                <text:p>56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3" draw:display-name="ChartTransparencyGradient 3" draw:style="linear" draw:start="100%" draw:end="75%" draw:angle="0" draw:border="0%"/>
    <draw:opacity draw:name="ChartTransparencyGradient_20_4" draw:display-name="ChartTransparencyGradient 4" draw:style="linear" draw:start="100%" draw:end="30%" draw:angle="0" draw:border="0%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ej1'.G1:'Experimento Distribucion ej1'.I7" chart:data-source-has-labels="both" svg:x="0.439cm" svg:y="0.18cm" svg:width="18.951cm" svg:height="8.646cm">
          <chartooo:coordinate-region svg:x="1.166cm" svg:y="0.379cm" svg:width="18.224cm" svg:height="7.8cm"/>
          <chart:axis chart:dimension="x" chart:name="primary-x" chart:style-name="ch4" chartooo:axis-type="auto">
            <chartooo:date-scale/>
            <chart:categories table:cell-range-address="'Experimento Distribucion ej1'.G2:'Experimento Distribucion ej1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1'.H2:'Experimento Distribucion ej1'.H7" chart:label-cell-address="'Experimento Distribucion ej1'.H1:'Experimento Distribucion ej1'.H1" chart:class="chart:bar">
            <chart:data-point chart:repeated="6"/>
          </chart:series>
          <chart:series chart:style-name="ch8" chart:values-cell-range-address="'Experimento Distribucion ej1'.I2:'Experimento Distribucion ej1'.I7" chart:label-cell-address="'Experimento Distribucion ej1'.I1:'Experimento Distribucion ej1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1'.H1:'Experimento Distribucion ej1'.H1</svg:desc>
                </draw:g>
              </table:table-cell>
              <table:table-cell office:value-type="string">
                <text:p>Normal</text:p>
                <draw:g>
                  <svg:desc>'Experimento Distribucion ej1'.I1:'Experimento Distribucion ej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1'.G2:'Experimento Distribucion ej1'.G7</svg:desc>
                </draw:g>
              </table:table-cell>
              <table:table-cell office:value-type="float" office:value="0.0224209306">
                <text:p>0.0224209306</text:p>
                <draw:g>
                  <svg:desc>'Experimento Distribucion ej1'.H2:'Experimento Distribucion ej1'.H7</svg:desc>
                </draw:g>
              </table:table-cell>
              <table:table-cell office:value-type="float" office:value="0.0065738928">
                <text:p>0.0065738928</text:p>
                <draw:g>
                  <svg:desc>'Experimento Distribucion ej1'.I2:'Experimento Distribucion ej1'.I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0900803126">
                <text:p>0.0900803126</text:p>
              </table:table-cell>
              <table:table-cell office:value-type="float" office:value="0.1425919959">
                <text:p>0.1425919959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1060877264">
                <text:p>0.1060877264</text:p>
              </table:table-cell>
              <table:table-cell office:value-type="float" office:value="0.151649497">
                <text:p>0.151649497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7729258838">
                <text:p>0.7729258838</text:p>
              </table:table-cell>
              <table:table-cell office:value-type="float" office:value="0.4931772293">
                <text:p>0.4931772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0.8722580013">
                <text:p>0.8722580013</text:p>
              </table:table-cell>
              <table:table-cell office:value-type="float" office:value="0.4898440019">
                <text:p>0.4898440019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0.92099627289">
                <text:p>0.92099627289</text:p>
              </table:table-cell>
              <table:table-cell office:value-type="float" office:value="0.491955399953">
                <text:p>0.4919553999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 draw:opacity-name="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ej1'.G2:'Experimento Distribucion ej1'.G7 'Experimento Distribucion ej1'.H1:'Experimento Distribucion ej1'.I1 'Experimento Distribucion ej1'.L2:'Experimento Distribucion ej1'.M7" chart:data-source-has-labels="both" svg:x="0.439cm" svg:y="0.18cm" svg:width="18.951cm" svg:height="8.646cm">
          <chartooo:coordinate-region svg:x="1.166cm" svg:y="0.38cm" svg:width="18.224cm" svg:height="7.799cm"/>
          <chart:axis chart:dimension="x" chart:name="primary-x" chart:style-name="ch4" chartooo:axis-type="auto">
            <chartooo:date-scale/>
            <chart:categories table:cell-range-address="'Experimento Distribucion ej1'.G2:'Experimento Distribucion ej1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1'.L2:'Experimento Distribucion ej1'.L7" chart:label-cell-address="'Experimento Distribucion ej1'.H1:'Experimento Distribucion ej1'.H1" chart:class="chart:bar">
            <chart:data-point chart:repeated="6"/>
          </chart:series>
          <chart:series chart:style-name="ch8" chart:values-cell-range-address="'Experimento Distribucion ej1'.M2:'Experimento Distribucion ej1'.M7" chart:label-cell-address="'Experimento Distribucion ej1'.I1:'Experimento Distribucion ej1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1'.H1:'Experimento Distribucion ej1'.H1</svg:desc>
                </draw:g>
              </table:table-cell>
              <table:table-cell office:value-type="string">
                <text:p>Normal</text:p>
                <draw:g>
                  <svg:desc>'Experimento Distribucion ej1'.I1:'Experimento Distribucion ej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1'.G2:'Experimento Distribucion ej1'.G7</svg:desc>
                </draw:g>
              </table:table-cell>
              <table:table-cell office:value-type="float" office:value="0.226370344146">
                <text:p>0.226370344146</text:p>
                <draw:g>
                  <svg:desc>'Experimento Distribucion ej1'.L2:'Experimento Distribucion ej1'.L7</svg:desc>
                </draw:g>
              </table:table-cell>
              <table:table-cell office:value-type="float" office:value="0.261993939019">
                <text:p>0.261993939019</text:p>
                <draw:g>
                  <svg:desc>'Experimento Distribucion ej1'.M2:'Experimento Distribucion ej1'.M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296412168995">
                <text:p>0.296412168995</text:p>
              </table:table-cell>
              <table:table-cell office:value-type="float" office:value="0.34967335242">
                <text:p>0.3496733524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249164519459">
                <text:p>0.249164519459</text:p>
              </table:table-cell>
              <table:table-cell office:value-type="float" office:value="0.32714245743">
                <text:p>0.32714245743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932185749558">
                <text:p>0.932185749558</text:p>
              </table:table-cell>
              <table:table-cell office:value-type="float" office:value="0.541052210394">
                <text:p>0.541052210394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1.03949085745">
                <text:p>1.03949085745</text:p>
              </table:table-cell>
              <table:table-cell office:value-type="float" office:value="0.525203729052">
                <text:p>0.525203729052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1.03705894774">
                <text:p>1.03705894774</text:p>
              </table:table-cell>
              <table:table-cell office:value-type="float" office:value="0.525918545812">
                <text:p>0.5259185458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-dash="Fine_20_Dotted" svg:stroke-color="#ffffff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d4814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ej1'.G2:'Experimento Distribucion ej1'.G7 'Experimento Distribucion ej1'.H1:'Experimento Distribucion ej1'.I1 'Experimento Distribucion ej1'.P2:'Experimento Distribucion ej1'.Q7" chart:data-source-has-labels="both" svg:x="0.439cm" svg:y="0.18cm" svg:width="18.951cm" svg:height="8.646cm">
          <chartooo:coordinate-region svg:x="1.246cm" svg:y="0.379cm" svg:width="18.144cm" svg:height="7.8cm"/>
          <chart:axis chart:dimension="x" chart:name="primary-x" chart:style-name="ch4" chartooo:axis-type="auto">
            <chartooo:date-scale/>
            <chart:categories table:cell-range-address="'Experimento Distribucion ej1'.G2:'Experimento Distribucion ej1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ej1'.P2:'Experimento Distribucion ej1'.P7" chart:label-cell-address="'Experimento Distribucion ej1'.H1:'Experimento Distribucion ej1'.H1" chart:class="chart:bar">
            <chart:data-point chart:repeated="6"/>
          </chart:series>
          <chart:series chart:style-name="ch8" chart:values-cell-range-address="'Experimento Distribucion ej1'.Q2:'Experimento Distribucion ej1'.Q7" chart:label-cell-address="'Experimento Distribucion ej1'.I1:'Experimento Distribucion ej1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ej1'.H1:'Experimento Distribucion ej1'.H1</svg:desc>
                </draw:g>
              </table:table-cell>
              <table:table-cell office:value-type="string">
                <text:p>Normal</text:p>
                <draw:g>
                  <svg:desc>'Experimento Distribucion ej1'.I1:'Experimento Distribucion ej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ej1'.G2:'Experimento Distribucion ej1'.G7</svg:desc>
                </draw:g>
              </table:table-cell>
              <table:table-cell office:value-type="float" office:value="90.7317073171">
                <text:p>90.7317073171</text:p>
                <draw:g>
                  <svg:desc>'Experimento Distribucion ej1'.P2:'Experimento Distribucion ej1'.P7</svg:desc>
                </draw:g>
              </table:table-cell>
              <table:table-cell office:value-type="float" office:value="91.7073170732">
                <text:p>91.7073170732</text:p>
                <draw:g>
                  <svg:desc>'Experimento Distribucion ej1'.Q2:'Experimento Distribucion ej1'.Q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85.3658536585">
                <text:p>85.3658536585</text:p>
              </table:table-cell>
              <table:table-cell office:value-type="float" office:value="81.7073170732">
                <text:p>81.707317073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84.3902439024">
                <text:p>84.3902439024</text:p>
              </table:table-cell>
              <table:table-cell office:value-type="float" office:value="79.0243902439">
                <text:p>79.0243902439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49.512195122">
                <text:p>49.512195122</text:p>
              </table:table-cell>
              <table:table-cell office:value-type="float" office:value="42.6829268293">
                <text:p>42.6829268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52.4390243902">
                <text:p>52.4390243902</text:p>
              </table:table-cell>
              <table:table-cell office:value-type="float" office:value="43.4146341463">
                <text:p>43.4146341463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50.9756097561">
                <text:p>50.9756097561</text:p>
              </table:table-cell>
              <table:table-cell office:value-type="float" office:value="42.6829268293">
                <text:p>42.68292682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3" draw:display-name="ChartTransparencyGradient 3" draw:style="linear" draw:start="100%" draw:end="75%" draw:angle="0" draw:border="0%"/>
    <draw:opacity draw:name="ChartTransparencyGradient_20_4" draw:display-name="ChartTransparencyGradient 4" draw:style="linear" draw:start="100%" draw:end="30%" draw:angle="0" draw:border="0%"/>
    <draw:stroke-dash draw:name="Fine_20_Dotted" draw:display-name="Fine Dotted" draw:style="rect" draw:dots1="1" draw:distance="0.457cm"/>
  </office:styles>
</office:document-styles>
</file>